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illion Veterans Program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Richel Bilderbeek</text:p>
            <text:p text:style-name="P1">2021-11-11</text:p>
            <text:p text:style-name="P1">https://github.com/richelbilderbeek/presentation_million_veterans_program_202111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8:19.414405569</meta:creation-date>
    <meta:editing-duration>PT4M49S</meta:editing-duration>
    <meta:editing-cycles>4</meta:editing-cycles>
    <meta:generator>LibreOffice/6.4.7.2$Linux_X86_64 LibreOffice_project/40$Build-2</meta:generator>
    <dc:title>Alizarin</dc:title>
    <dc:date>2021-11-10T15:53:09.017039692</dc:date>
    <meta:document-statistic meta:object-count="45"/>
  </office:meta>
</office:document-meta>
</file>